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family="DejaVu Serif" fo:font-size="13.000000000000000pt" fo:font-weight="bold" style:use-window-font-color="true"/>
    </style:style>
    <style:style style:name="T2" style:family="text">
      <style:text-properties fo:font-weight="bold"/>
    </style:style>
    <style:style style:name="T3" style:family="text">
      <style:text-properties fo:font-family="DejaVu Serif" fo:font-weight="bold" style:use-window-font-color="true"/>
    </style:style>
    <style:style style:name="T4" style:family="text">
      <style:text-properties fo:font-family="Liberation Serif" fo:font-weight="bold" style:use-window-font-color="true"/>
    </style:style>
    <style:style style:name="P1" style:parent-style-name="Text_20body" style:family="paragraph">
      <style:paragraph-properties fo:hyphenation-ladder-count="no-limit" fo:line-height="100%" fo:orphans="2" fo:widows="2" style:line-break="strict" style:punctuation-wrap="hanging" style:tab-stop-distance="35.461478755799995pt" style:text-autospace="ideograph-alpha" style:writing-mode="page"/>
      <style:text-properties fo:color="#000000" fo:country="EC" fo:font-family="Sans Serif" fo:font-size="12.000000000000000pt" fo:hyphenate="false" fo:hyphenation-push-char-count="2" fo:hyphenation-remain-char-count="2" fo:language="es" style:letter-kerning="true"/>
    </style:style>
    <style:style style:name="P2" style:family="paragraph">
      <style:text-properties fo:color="#000000" fo:font-family="Sans Serif"/>
    </style:style>
    <style:style style:name="P3" style:parent-style-name="Text_20body" style:family="paragraph">
      <style:paragraph-properties fo:hyphenation-ladder-count="no-limit" fo:line-height="100%" fo:orphans="2" fo:widows="2" style:line-break="strict" style:punctuation-wrap="hanging" style:tab-stop-distance="35.461478755799995pt" style:text-autospace="ideograph-alpha" style:writing-mode="page"/>
      <style:text-properties fo:country="EC" fo:font-family="DejaVu Serif" fo:font-size="13.000000000000000pt" fo:font-weight="normal" fo:hyphenate="false" fo:hyphenation-push-char-count="2" fo:hyphenation-remain-char-count="2" fo:language="es" style:letter-kerning="true" style:use-window-font-color="true"/>
    </style:style>
    <style:style style:name="P4" style:family="paragraph"/>
    <style:style style:name="gr1" style:family="graphic">
      <style:graphic-properties draw:fill="none" draw:stroke="none" fo:margin="0.000000000000000pt" style:flow-with-text="false" style:horizontal-pos="from-left" style:horizontal-rel="paragraph" style:vertical-pos="from-top" style:vertical-rel="paragraph" style:wrap="biggest" style:wrap-contour="true" style:wrap-contour-mode="full" style:wrap-dynamic-threshold="0.000000000000000pt"/>
    </style:style>
    <style:style style:name="gr2" style:family="graphic">
      <style:graphic-properties draw:auto-grow-height="false" draw:auto-grow-width="false" draw:fill="solid" draw:fill-color="#ff0000" draw:opacity="0%" draw:stroke="none" draw:textarea-horizontal-align="left" draw:textarea-vertical-align="top" fo:margin="0.000000000000000pt" style:wrap="biggest" style:wrap-contour="true" style:wrap-contour-mode="full" style:wrap-dynamic-threshold="0.000000000000000pt" svg:fill-rule="evenodd"/>
    </style:style>
    <style:style style:name="gr3" style:family="graphic">
      <style:graphic-properties draw:fill="none" draw:stroke="none" fo:margin="0.000000000000000pt" style:wrap="biggest" style:wrap-contour="true" style:wrap-contour-mode="full" style:wrap-dynamic-threshold="0.000000000000000pt"/>
    </style:style>
    <style:style style:name="gr4" style:family="graphic">
      <style:graphic-properties draw:auto-grow-height="false" draw:auto-grow-width="false" draw:fill="solid" draw:fill-color="#000000" draw:stroke="none" draw:textarea-horizontal-align="left" draw:textarea-vertical-align="top" fo:margin="0.000000000000000pt" style:wrap="biggest" style:wrap-contour="true" style:wrap-contour-mode="full" style:wrap-dynamic-threshold="0.000000000000000pt" svg:fill-rule="evenodd"/>
    </style:style>
  </office:automatic-styles>
  <office:body>
    <office:text>
      <text:tracked-changes text:track-changes="false"/>
      <draw:g draw:style-name="gr1" xml:id="shape-1" draw:id="shape-1" draw:name="1" text:anchor-page-number="2" text:anchor-type="page" svg:y="-6.48488262045pt">
        <draw:path draw:style-name="gr2" xml:id="shape-2" draw:id="shape-2" draw:name="path2" draw:z-index="0" svg:width="154.20480000000pt" svg:height="154.20480000000pt" draw:transform="matrix(12.96976524089 0.00000000000 0.00000000000 12.96976524089 0.00000000000pt 0.00000000000pt)" svg:viewBox="0 0 154 154" svg:d="M0 0L154.205 0L154.205 154.205L0 154.205Z" calligra:nodeTypes="ccccc">
          <draw:glue-point draw:id="4" svg:x="0.50000000000pt" svg:y="0.50000000000pt" draw:align="center"/>
        </draw:path>
        <draw:g draw:style-name="gr3" xml:id="shape-3" draw:id="shape-3" draw:name="g8269" svg:y="4.59083011320pt">
          <draw:g draw:style-name="gr3" xml:id="shape-4" draw:id="shape-4" draw:name="g139" svg:y="0.00000000000pt">
            <draw:path draw:style-name="gr4" xml:id="shape-5" draw:id="shape-5" draw:name="path4" draw:z-index="0" svg:width="12.42404649236pt" svg:height="15.00464128033pt" draw:transform="matrix(5.02513126256 0.00000000000 0.00000000000 5.02513126256 0.75118085264pt 0.58260638906pt)" svg:viewBox="0 0 12 15" svg:d="M8.37383 0.126453C3.80325 -0.853887 -1.78396 3.99512 0.547715 10.1914C3.08114 16.9283 11.0725 15.1292 12.424 13.4712C9.90672 15.3752 3.58131 15.9965 1.21334 9.91314C-0.0776182 6.60113 1.11646 3.7127 3.07304 2.00635C4.65032 0.630718 6.71987 0.102262 8.37383 0.126453Z" calligra:nodeTypes="cccccc">
              <draw:glue-point draw:id="4" svg:x="0.50000000000pt" svg:y="0.50000000000pt" draw:align="center"/>
            </draw:path>
            <draw:path draw:style-name="gr4" xml:id="shape-6" draw:id="shape-6" draw:name="path8" draw:z-index="1" svg:width="5.25629752000pt" svg:height="5.99859880000pt" draw:transform="matrix(5.02513126256 0.00000000000 0.00000000000 5.02513126256 17.40987778423pt 2.63727846681pt)" svg:viewBox="0 0 5 6" svg:d="M0.3752 5.6073C1.43612 1.22227 5.2563 0 5.2563 0C5.2563 0 1.09721 1.36344 0 5.66779ZM2.28329 5.90982C2.75536 5.95418 3.20714 5.9784 3.59034 5.9986L3.56615 5.89373C3.19505 5.84536 2.75937 5.78476 2.31159 5.71217Z" calligra:nodeTypes="ccccccccc">
              <draw:glue-point draw:id="4" svg:x="0.50000000000pt" svg:y="0.50000000000pt" draw:align="center"/>
            </draw:path>
            <draw:path draw:style-name="gr4" xml:id="shape-7" draw:id="shape-7" draw:name="path10" draw:z-index="2" svg:width="6.90273344666pt" svg:height="11.46884120000pt" draw:transform="matrix(5.02513126256 0.00000000000 0.00000000000 5.02513126256 7.94166653152pt 8.82003957007pt)" svg:viewBox="0 0 7 11" svg:d="M2.5296 4.16309C1.89227 4.01383 1.35561 3.84038 1.08938 3.64273C0.250308 3.0255 0.000174167 2.35588 0.000174167 2.35588C0.000174167 2.35588 -0.0321194 3.21915 0.782766 3.82838C1.09338 4.05822 1.57345 4.23177 2.13011 4.36894ZM5.39783 1.17789C4.62734 1.10931 3.36058 0.972145 2.9007 0.758403C2.10601 0.395296 1.99714 0 1.99714 0C1.99714 0 2.45702 0.407496 2.74744 0.516465C3.30009 0.71821 4.55476 0.964246 5.34135 1.10541ZM0.371475 9.58894C0.371475 9.58894 1.22675 10.4362 2.69915 10.8032C4.17166 11.1703 6.90273 11.4688 6.90273 11.4688C6.90273 11.4688 3.93762 11.3759 2.69915 11.0493C1.17816 10.646 0.371475 9.58894 0.371475 9.58894Z" calligra:nodeTypes="ccccccccccccccccc">
              <draw:glue-point draw:id="4" svg:x="0.50000000000pt" svg:y="0.50000000000pt" draw:align="center"/>
            </draw:path>
            <draw:path draw:style-name="gr4" xml:id="shape-8" draw:id="shape-8" draw:name="path6" draw:z-index="3" svg:width="7.38451442615pt" svg:height="14.28051404107pt" draw:transform="matrix(5.02513126256 0.00000000000 0.00000000000 5.02513126256 6.37118346665pt 2.63716207941pt)" svg:viewBox="0 0 7 14" svg:d="M0.550837 6.70463C0.700097 5.49036 1.12358 3.69114 2.35406 2.38819C4.08469 0.552675 7.38451 2.31611e-05 7.38451 2.31611e-05C7.38451 2.31611e-05 4.10079 -0.0323872 1.92237 2.3276C-0.256048 4.69157 0.0102809 8.16084 0.0102809 8.16084ZM2.21689 10.1578C3.07616 13.3084 5.58529 14.2805 5.58529 14.2805C5.58529 14.2805 3.33429 13.1994 2.5597 10.1375Z" calligra:nodeTypes="cccccccccc">
              <draw:glue-point draw:id="4" svg:x="0.50000000000pt" svg:y="0.50000000000pt" draw:align="center"/>
            </draw:path>
            <draw:path draw:style-name="gr4" xml:id="shape-9" draw:id="shape-9" draw:name="path6-3" draw:z-index="4" svg:width="37.10798142508pt" svg:height="70.34230574297pt" svg:x="6.37170604807pt" svg:y="2.63738463036pt" svg:viewBox="0 0 37 70" svg:d="M37.108 0.000115343C37.108 0.000115343 20.6064 -0.162254 9.65954 11.697C-1.28729 23.5763 0.0517317 41.0095 0.0517317 41.0095L2.76736 33.6907C3.51741 27.5889 5.64501 18.5476 11.8283 12.0001C20.525 2.77643 37.108 0.000115343 37.108 0.000115343ZM14.497 55.9142C14.438 56.0012 14.3841 56.0848 14.333 56.1642C14.4242 56.2599 14.5254 56.3476 14.6252 56.4361C14.6292 56.3765 14.6313 56.3173 14.6345 56.2579C14.5874 56.1458 14.5434 56.0277 14.497 55.9142ZM22.6533 70.2892C22.6498 70.2814 22.6968 70.2925 22.822 70.3423C22.7298 70.3245 22.6573 70.298 22.6533 70.2892Z" calligra:nodeTypes="ccccccccccccccc">
              <draw:glue-point draw:id="4" svg:x="0.50000000000pt" svg:y="0.50000000000pt" draw:align="center"/>
            </draw:path>
            <draw:path draw:style-name="gr4" xml:id="shape-10" draw:id="shape-10" draw:name="path12" draw:z-index="5" svg:width="13.42876588796pt" svg:height="5.97460552000pt" draw:transform="matrix(5.02513126256 0.00000000000 0.00000000000 5.02513126256 5.28539669565pt 24.57064456710pt)" svg:viewBox="0 0 13 6" svg:d="M12.3528 0.851271C12.3528 0.851271 13.204 1.79522 12.6632 2.54962C12.147 3.27163 10.7029 3.21934 10.7029 3.21934C10.7029 3.21934 9.26264 3.27165 8.74638 2.54962C8.42756 2.10184 8.72219 1.37164 9.01661 0.847173ZM8.77447 0.230039L12.6632 0.230039C12.6632 0.230039 13.9018 1.90819 13.2281 2.86024C12.7843 3.48957 12.0339 3.64283 11.5377 3.70751C11.0133 3.70751 11.0133 4.25617 11.0133 4.25617L11.0133 5.38546L12.147 5.38546L12.147 5.97461L9.26254 5.97461L9.26254 5.38546L10.396 5.38546L10.396 4.25617C10.396 4.25617 10.4122 3.71141 9.90397 3.71141C9.4119 3.65091 8.63321 3.50166 8.18143 2.86024C7.50781 1.90819 8.77447 0.230039 8.77447 0.230039ZM2.09405 5.35727L2.35219 1.69844L4.67177 0.875567C4.67177 0.875567 4.27647 1.20238 4.20789 2.06155C4.1675 2.50933 4.40154 4.37303 4.5347 5.35727ZM1.73505 1.90419L1.57769 4.07052C1.57769 4.07052 0.75881 4.0463 0.649839 3.50177C0.444194 2.47294 1.73505 1.90419 1.73505 1.90419ZM5.00668 5.97461L4.5468 5.46614L4.31686 5.97461L1.47692 5.97461L1.57769 4.74013C1.57769 4.74013 0.807197 4.48181 0.49658 4.27596C-0.116656 3.86867 -0.584531 2.21461 1.78344 1.23847L5.38987 0L5.64811 0.411488C5.64811 0.411488 5.01877 1.1215 4.82512 1.90409C4.67177 2.52533 5.23662 5.97461 5.23662 5.97461Z" calligra:nodeTypes="ccccccccccccccccccccccccccccccccccccccccccc">
              <draw:glue-point draw:id="4" svg:x="0.50000000000pt" svg:y="0.50000000000pt" draw:align="center"/>
            </draw:path>
            <draw:path draw:style-name="gr4" xml:id="shape-11" draw:id="shape-11" draw:name="path14" draw:z-index="6" svg:width="5.51462888000pt" svg:height="9.42758600000pt" draw:transform="matrix(5.02513126256 0.00000000000 0.00000000000 5.02513126256 25.43739150868pt 5.43452421628pt)" svg:viewBox="0 0 6 9" svg:d="M2.39636 8.39896L2.39636 3.14256L0.568848 3.14256L0.568848 2.52533L2.39626 2.52533L2.39626 0.568845L3.11837 0.568845L3.11837 2.52533L4.94578 2.52533L4.94578 3.14256L3.11837 3.14256L3.11837 8.39896ZM3.71141 0L3.71141 1.95658L5.51463 1.95658L5.51463 3.71141L3.71141 3.71141L3.71141 9.42759L2.76346 8.14473L1.80332 9.42759L1.80332 3.71131L0 3.71131L0 1.95658L1.80322 1.95658L1.80322 0Z" calligra:nodeTypes="ccccccccccccccccccccccccccc">
              <draw:glue-point draw:id="4" svg:x="0.50000000000pt" svg:y="0.50000000000pt" draw:align="center"/>
            </draw:path>
            <draw:path draw:style-name="gr4" xml:id="shape-12" draw:id="shape-12" draw:name="path16" draw:z-index="7" svg:width="6.07927808000pt" svg:height="4.92158960000pt" draw:transform="matrix(5.02513126256 0.00000000000 0.00000000000 5.02513126256 24.01817182693pt 41.94390183578pt)" svg:viewBox="0 0 6 5" svg:d="M5.09514 4.32865L0.980338 4.32865L0.823081 2.16223L1.75083 3.34821L3.03769 1.1578L4.32875 3.34821L5.2566 2.16223ZM0.41149 4.92159L0 0L1.69835 2.31538L3.03759 1.42109e-15L4.37703 2.31538L6.07928 1.42109e-15L5.66789 4.92159Z" calligra:nodeTypes="cccccccccccccc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draw:g draw:style-name="gr1" xml:id="shape-13" draw:id="shape-13" draw:name="2" text:anchor-page-number="2" text:anchor-type="page" svg:y="-6.48488262045pt">
        <draw:path draw:style-name="gr2" xml:id="shape-14" draw:id="shape-14" draw:name="path2" draw:z-index="0" svg:width="154.20480000000pt" svg:height="154.20480000000pt" draw:transform="matrix(12.96976524089 0.00000000000 0.00000000000 12.96976524089 0.00000000000pt 0.00000000000pt)" svg:viewBox="0 0 154 154" svg:d="M0 0L154.205 0L154.205 154.205L0 154.205Z" calligra:nodeTypes="ccccc">
          <draw:glue-point draw:id="4" svg:x="0.50000000000pt" svg:y="0.50000000000pt" draw:align="center"/>
        </draw:path>
        <draw:g draw:style-name="gr3" xml:id="shape-15" draw:id="shape-15" draw:name="g8269" svg:y="4.59083011320pt">
          <draw:g draw:style-name="gr3" xml:id="shape-16" draw:id="shape-16" draw:name="g139" svg:y="0.00000000000pt">
            <draw:path draw:style-name="gr4" xml:id="shape-17" draw:id="shape-17" draw:name="path4" draw:z-index="0" svg:width="12.42404649236pt" svg:height="15.00464128033pt" draw:transform="matrix(5.02513126256 0.00000000000 0.00000000000 5.02513126256 0.75118085264pt 0.58260638906pt)" svg:viewBox="0 0 12 15" svg:d="M8.37383 0.126453C3.80325 -0.853887 -1.78396 3.99512 0.547715 10.1914C3.08114 16.9283 11.0725 15.1292 12.424 13.4712C9.90672 15.3752 3.58131 15.9965 1.21334 9.91314C-0.0776182 6.60113 1.11646 3.7127 3.07304 2.00635C4.65032 0.630718 6.71987 0.102262 8.37383 0.126453Z" calligra:nodeTypes="cccccc">
              <draw:glue-point draw:id="4" svg:x="0.50000000000pt" svg:y="0.50000000000pt" draw:align="center"/>
            </draw:path>
            <draw:path draw:style-name="gr4" xml:id="shape-18" draw:id="shape-18" draw:name="path8" draw:z-index="1" svg:width="5.25629752000pt" svg:height="5.99859880000pt" draw:transform="matrix(5.02513126256 0.00000000000 0.00000000000 5.02513126256 17.40987778423pt 2.63727846681pt)" svg:viewBox="0 0 5 6" svg:d="M0.3752 5.6073C1.43612 1.22227 5.2563 0 5.2563 0C5.2563 0 1.09721 1.36344 0 5.66779ZM2.28329 5.90982C2.75536 5.95418 3.20714 5.9784 3.59034 5.9986L3.56615 5.89373C3.19505 5.84536 2.75937 5.78476 2.31159 5.71217Z" calligra:nodeTypes="ccccccccc">
              <draw:glue-point draw:id="4" svg:x="0.50000000000pt" svg:y="0.50000000000pt" draw:align="center"/>
            </draw:path>
            <draw:path draw:style-name="gr4" xml:id="shape-19" draw:id="shape-19" draw:name="path10" draw:z-index="2" svg:width="6.90273344666pt" svg:height="11.46884120000pt" draw:transform="matrix(5.02513126256 0.00000000000 0.00000000000 5.02513126256 7.94166653152pt 8.82003957007pt)" svg:viewBox="0 0 7 11" svg:d="M2.5296 4.16309C1.89227 4.01383 1.35561 3.84038 1.08938 3.64273C0.250308 3.0255 0.000174167 2.35588 0.000174167 2.35588C0.000174167 2.35588 -0.0321194 3.21915 0.782766 3.82838C1.09338 4.05822 1.57345 4.23177 2.13011 4.36894ZM5.39783 1.17789C4.62734 1.10931 3.36058 0.972145 2.9007 0.758403C2.10601 0.395296 1.99714 0 1.99714 0C1.99714 0 2.45702 0.407496 2.74744 0.516465C3.30009 0.71821 4.55476 0.964246 5.34135 1.10541ZM0.371475 9.58894C0.371475 9.58894 1.22675 10.4362 2.69915 10.8032C4.17166 11.1703 6.90273 11.4688 6.90273 11.4688C6.90273 11.4688 3.93762 11.3759 2.69915 11.0493C1.17816 10.646 0.371475 9.58894 0.371475 9.58894Z" calligra:nodeTypes="ccccccccccccccccc">
              <draw:glue-point draw:id="4" svg:x="0.50000000000pt" svg:y="0.50000000000pt" draw:align="center"/>
            </draw:path>
            <draw:path draw:style-name="gr4" xml:id="shape-20" draw:id="shape-20" draw:name="path6" draw:z-index="3" svg:width="7.38451442615pt" svg:height="14.28051404107pt" draw:transform="matrix(5.02513126256 0.00000000000 0.00000000000 5.02513126256 6.37118346665pt 2.63716207941pt)" svg:viewBox="0 0 7 14" svg:d="M0.550837 6.70463C0.700097 5.49036 1.12358 3.69114 2.35406 2.38819C4.08469 0.552675 7.38451 2.31611e-05 7.38451 2.31611e-05C7.38451 2.31611e-05 4.10079 -0.0323872 1.92237 2.3276C-0.256048 4.69157 0.0102809 8.16084 0.0102809 8.16084ZM2.21689 10.1578C3.07616 13.3084 5.58529 14.2805 5.58529 14.2805C5.58529 14.2805 3.33429 13.1994 2.5597 10.1375Z" calligra:nodeTypes="cccccccccc">
              <draw:glue-point draw:id="4" svg:x="0.50000000000pt" svg:y="0.50000000000pt" draw:align="center"/>
            </draw:path>
            <draw:path draw:style-name="gr4" xml:id="shape-21" draw:id="shape-21" draw:name="path6-3" draw:z-index="4" svg:width="37.10798142508pt" svg:height="70.34230574297pt" svg:x="6.37170604807pt" svg:y="2.63738463036pt" svg:viewBox="0 0 37 70" svg:d="M37.108 0.000115343C37.108 0.000115343 20.6064 -0.162254 9.65954 11.697C-1.28729 23.5763 0.0517317 41.0095 0.0517317 41.0095L2.76736 33.6907C3.51741 27.5889 5.64501 18.5476 11.8283 12.0001C20.525 2.77643 37.108 0.000115343 37.108 0.000115343ZM14.497 55.9142C14.438 56.0012 14.3841 56.0848 14.333 56.1642C14.4242 56.2599 14.5254 56.3476 14.6252 56.4361C14.6292 56.3765 14.6313 56.3173 14.6345 56.2579C14.5874 56.1458 14.5434 56.0277 14.497 55.9142ZM22.6533 70.2892C22.6498 70.2814 22.6968 70.2925 22.822 70.3423C22.7298 70.3245 22.6573 70.298 22.6533 70.2892Z" calligra:nodeTypes="ccccccccccccccc">
              <draw:glue-point draw:id="4" svg:x="0.50000000000pt" svg:y="0.50000000000pt" draw:align="center"/>
            </draw:path>
            <draw:path draw:style-name="gr4" xml:id="shape-22" draw:id="shape-22" draw:name="path12" draw:z-index="5" svg:width="13.42876588796pt" svg:height="5.97460552000pt" draw:transform="matrix(5.02513126256 0.00000000000 0.00000000000 5.02513126256 5.28539669565pt 24.57064456710pt)" svg:viewBox="0 0 13 6" svg:d="M12.3528 0.851271C12.3528 0.851271 13.204 1.79522 12.6632 2.54962C12.147 3.27163 10.7029 3.21934 10.7029 3.21934C10.7029 3.21934 9.26264 3.27165 8.74638 2.54962C8.42756 2.10184 8.72219 1.37164 9.01661 0.847173ZM8.77447 0.230039L12.6632 0.230039C12.6632 0.230039 13.9018 1.90819 13.2281 2.86024C12.7843 3.48957 12.0339 3.64283 11.5377 3.70751C11.0133 3.70751 11.0133 4.25617 11.0133 4.25617L11.0133 5.38546L12.147 5.38546L12.147 5.97461L9.26254 5.97461L9.26254 5.38546L10.396 5.38546L10.396 4.25617C10.396 4.25617 10.4122 3.71141 9.90397 3.71141C9.4119 3.65091 8.63321 3.50166 8.18143 2.86024C7.50781 1.90819 8.77447 0.230039 8.77447 0.230039ZM2.09405 5.35727L2.35219 1.69844L4.67177 0.875567C4.67177 0.875567 4.27647 1.20238 4.20789 2.06155C4.1675 2.50933 4.40154 4.37303 4.5347 5.35727ZM1.73505 1.90419L1.57769 4.07052C1.57769 4.07052 0.75881 4.0463 0.649839 3.50177C0.444194 2.47294 1.73505 1.90419 1.73505 1.90419ZM5.00668 5.97461L4.5468 5.46614L4.31686 5.97461L1.47692 5.97461L1.57769 4.74013C1.57769 4.74013 0.807197 4.48181 0.49658 4.27596C-0.116656 3.86867 -0.584531 2.21461 1.78344 1.23847L5.38987 0L5.64811 0.411488C5.64811 0.411488 5.01877 1.1215 4.82512 1.90409C4.67177 2.52533 5.23662 5.97461 5.23662 5.97461Z" calligra:nodeTypes="ccccccccccccccccccccccccccccccccccccccccccc">
              <draw:glue-point draw:id="4" svg:x="0.50000000000pt" svg:y="0.50000000000pt" draw:align="center"/>
            </draw:path>
            <draw:path draw:style-name="gr4" xml:id="shape-23" draw:id="shape-23" draw:name="path14" draw:z-index="6" svg:width="5.51462888000pt" svg:height="9.42758600000pt" draw:transform="matrix(5.02513126256 0.00000000000 0.00000000000 5.02513126256 25.43739150868pt 5.43452421628pt)" svg:viewBox="0 0 6 9" svg:d="M2.39636 8.39896L2.39636 3.14256L0.568848 3.14256L0.568848 2.52533L2.39626 2.52533L2.39626 0.568845L3.11837 0.568845L3.11837 2.52533L4.94578 2.52533L4.94578 3.14256L3.11837 3.14256L3.11837 8.39896ZM3.71141 0L3.71141 1.95658L5.51463 1.95658L5.51463 3.71141L3.71141 3.71141L3.71141 9.42759L2.76346 8.14473L1.80332 9.42759L1.80332 3.71131L0 3.71131L0 1.95658L1.80322 1.95658L1.80322 0Z" calligra:nodeTypes="ccccccccccccccccccccccccccc">
              <draw:glue-point draw:id="4" svg:x="0.50000000000pt" svg:y="0.50000000000pt" draw:align="center"/>
            </draw:path>
            <draw:path draw:style-name="gr4" xml:id="shape-24" draw:id="shape-24" draw:name="path16" draw:z-index="7" svg:width="6.07927808000pt" svg:height="4.92158960000pt" draw:transform="matrix(5.02513126256 0.00000000000 0.00000000000 5.02513126256 24.01817182693pt 41.94390183578pt)" svg:viewBox="0 0 6 5" svg:d="M5.09514 4.32865L0.980338 4.32865L0.823081 2.16223L1.75083 3.34821L3.03769 1.1578L4.32875 3.34821L5.2566 2.16223ZM0.41149 4.92159L0 0L1.69835 2.31538L3.03759 1.42109e-15L4.37703 2.31538L6.07928 1.42109e-15L5.66789 4.92159Z" calligra:nodeTypes="cccccccccccccccc">
              <draw:glue-point draw:id="4" svg:x="0.50000000000pt" svg:y="0.50000000000pt" draw:align="center"/>
            </draw:path>
            <draw:glue-point draw:id="4" svg:x="0.50000000000pt" svg:y="0.50000000000pt" draw:align="center"/>
          </draw:g>
          <draw:glue-point draw:id="4" svg:x="0.50000000000pt" svg:y="0.50000000000pt" draw:align="center"/>
        </draw:g>
        <draw:glue-point draw:id="4" svg:x="0.50000000000pt" svg:y="0.50000000000pt" draw:align="center"/>
      </draw:g>
      <text:p text:style-name="P1"><text:span text:style-name="T1">Te doy gloria a ti Jesús</text:span></text:p>
      <text:p text:style-name="P2"><text:span text:style-name="T2">En Esíritu y Verdad</text:span></text:p>
      <text:p text:style-name="P2"/>
      <text:p text:style-name="P2">Cuan hermoso eres Jesús</text:p>
      <text:p text:style-name="P2">son tus palabras, es tu amor</text:p>
      <text:p text:style-name="P2">Cuan glorioso eres Jesús</text:p>
      <text:p text:style-name="P2">Es tu poder, fue tu cruz.</text:p>
      <text:p text:style-name="P2"/>
      <text:p text:style-name="P2">La que me salvo me rescato</text:p>
      <text:p text:style-name="P2">Un momento ahí nos dio libertad.</text:p>
      <text:p text:style-name="P2"/>
      <text:p text:style-name="P2">Te doy gloria, gloria</text:p>
      <text:p text:style-name="P2">Te doy gloria, gloria</text:p>
      <text:p text:style-name="P2">Te doy gloria, gloria</text:p>
      <text:p text:style-name="P2">A ti Jesús.</text:p>
      <text:p text:style-name="P2"/>
      <text:p text:style-name="P2">Cuan hermoso eres Jesús</text:p>
      <text:p text:style-name="P2">Son tus palabras, es tu amor</text:p>
      <text:p text:style-name="P2">Cuan glorioso eres Jesús</text:p>
      <text:p text:style-name="P2">Es tu poder, fue tu cruz.</text:p>
      <text:p text:style-name="P2"/>
      <text:p text:style-name="P2">La que me salvo me rescato</text:p>
      <text:p text:style-name="P2">Un momento ahí nos dio libertad.</text:p>
      <text:p text:style-name="P2"/>
      <text:p text:style-name="P2">//Te doy gloria, gloria</text:p>
      <text:p text:style-name="P2">Te doy gloria, gloria</text:p>
      <text:p text:style-name="P2">Te doy gloria, gloria</text:p>
      <text:p text:style-name="P2">A ti Jesús//</text:p>
      <text:p text:style-name="P2"/>
      <text:p text:style-name="P2">////Con una corona de espinos</text:p>
      <text:p text:style-name="P2">Te hiciste rey por siempre////</text:p>
      <text:p text:style-name="P2"/>
      <text:p text:style-name="P2">////Te doy gloria, gloria</text:p>
      <text:p text:style-name="P2">Te doy gloria, gloria</text:p>
      <text:p text:style-name="P2">Te doy gloria, gloria</text:p>
      <text:p text:style-name="P2">A ti Jesús////</text:p>
      <text:p text:style-name="P3"/>
      <text:p text:style-name="P1"><text:span text:style-name="T3">Palabras de vida eterna<text:s/></text:span></text:p>
      <text:p text:style-name="P2"><text:span text:style-name="T2">Marcos Witt</text:span></text:p>
      <text:p text:style-name="P2"/>
      <text:p text:style-name="P2">Pan de vida es Cristo</text:p>
      <text:p text:style-name="P2">La luz del mundo, es Jesús</text:p>
      <text:p text:style-name="P2">Cordero de Dios inmolado en la cruz</text:p>
      <text:p text:style-name="P2">Mi salvador y mi Rey</text:p>
      <text:p text:style-name="P2"/>
      <text:p text:style-name="P2">El gran maestro es Cristo</text:p>
      <text:p text:style-name="P2">El buen pastor, es Jesús</text:p>
      <text:p text:style-name="P2">El hijo de Dios y el gran yo soy</text:p>
      <text:p text:style-name="P2">El agua que sacia mi sed</text:p>
      <text:p text:style-name="P2"/>
      <text:p text:style-name="P2">Solo Cristo tiene, palabras de vida eterna</text:p>
      <text:p text:style-name="P2">Solo Cristo tiene, palabras de vida eterna</text:p>
      <text:p text:style-name="P2">Para el afligido, para el quebrantado</text:p>
      <text:p text:style-name="P2">Para todo aquel que quiera ser libre del pecado</text:p>
      <text:p text:style-name="P2"/>
      <text:p text:style-name="P2"><text:span text:style-name="T4">ERES FIEL</text:span></text:p>
      <text:p text:style-name="P4"><text:span text:style-name="T2">COALO ZAMORANO</text:span></text:p>
      <text:p text:style-name="P4"/>
      <text:p text:style-name="P4">//Señor eres fiel</text:p>
      <text:p text:style-name="P4">y tu misericordia eterna//</text:p>
      <text:p text:style-name="P4"/>
      <text:p text:style-name="P4">Gente de toda lengua y nación</text:p>
      <text:p text:style-name="P4">de generación generación</text:p>
      <text:p text:style-name="P4"/>
      <text:p text:style-name="P4">Te adoramos hoy</text:p>
      <text:p text:style-name="P4">aleluya, aleluya</text:p>
      <text:p text:style-name="P4">te adoramos hoy</text:p>
      <text:p text:style-name="P4">eres señor</text:p>
      <text:p text:style-name="P4"/>
      <text:p text:style-name="P4">Te adoramos hoy</text:p>
      <text:p text:style-name="P4">aleluya, aleluya</text:p>
      <text:p text:style-name="P4">te adoramos hoy</text:p>
      <text:p text:style-name="P4">eres señor</text:p>
      <text:p text:style-name="P4">eres fiel</text:p>
      <text:p text:style-name="P4"/>
      <text:p text:style-name="P4">Eres fiel, siempre fiel</text:p>
      <text:p text:style-name="P4"/>
      <text:p text:style-name="P4"><text:span text:style-name="T2">ALGO ESTÁ CAYENDO</text:span></text:p>
      <text:p text:style-name="P4"/>
      <text:p text:style-name="P4">//Algo está cayendo aquí</text:p>
      <text:p text:style-name="P4">es tan fuerte sobre mí</text:p>
      <text:p text:style-name="P4">mis manos levantaré</text:p>
      <text:p text:style-name="P4">y su Gloria tocaré//</text:p>
      <text:p text:style-name="P4">y su Gloria tocaré</text:p>
      <text:p text:style-name="P4"/>
      <text:p text:style-name="P4">//Está cayendo</text:p>
      <text:p text:style-name="P4">su Gloria sobre mí</text:p>
      <text:p text:style-name="P4">sanando heridas</text:p>
      <text:p text:style-name="P4">levantando al caído</text:p>
      <text:p text:style-name="P4">su Gloria está aquí//</text:p>
      <text:p text:style-name="P4"/>
      <text:p text:style-name="P4">Su Gloria está aquí</text:p>
      <text:p text:style-name="P4">su Gloria está aquí</text:p>
      <text:p text:style-name="P4"/>
      <text:p text:style-name="P4">NO HAY LUGAR MAS ALTO</text:p>
      <text:p text:style-name="P4"/>
      <text:p text:style-name="P4">tus pies arde mi corazón</text:p>
      <text:p text:style-name="P4">tus pies entrego lo que soy</text:p>
      <text:p text:style-name="P4">Ese lugar de mi seguridad</text:p>
      <text:p text:style-name="P4">Donde nadie me puede señalar</text:p>
      <text:p text:style-name="P4"/>
      <text:p text:style-name="P4">Me perdonaste, me acercaste a tu presencia <text:s text:c="46"/>– -</text:p>
      <text:p text:style-name="P4">Me levantaste, hoy me postro a adorarte</text:p>
      <text:p text:style-name="P4"/>
      <text:p text:style-name="P4">//No hay lugar más alto, más grande</text:p>
      <text:p text:style-name="P4">Que estar a tus pies, que estar a tus pies //</text:p>
      <text:p text:style-name="P4"/>
      <text:p text:style-name="P4">Y aquí permaneceré, postrado a tus pies</text:p>
      <text:p text:style-name="P4">Y aquí permaneceré a los pies de Cristo Oouoh...</text:p>
      <text:p text:style-name="P4"/>
      <text:p text:style-name="P4">////No hay lugar más alto, más grande</text:p>
      <text:p text:style-name="P4">Que estar a tus pies, que estar a tus pies ////</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paragraph-properties fo:hyphenation-ladder-count="no-limit" fo:orphans="2" fo:widows="2" style:line-break="strict" style:punctuation-wrap="hanging" style:tab-stop-distance="35.461478755799995pt" style:text-autospace="ideograph-alpha" style:writing-mode="page"/>
      <style:text-properties fo:country="EC" fo:font-family="Liberation Serif" fo:font-size="12.000000000000000pt" fo:hyphenate="false" fo:hyphenation-push-char-count="2" fo:hyphenation-remain-char-count="2" fo:language="es" style:letter-kerning="true" style:use-window-font-color="true"/>
    </style:default-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Heading" style:display-name="Heading" style:family="paragraph" style:next-style-name="Text_20body">
      <style:paragraph-properties fo:keep-with-next="always" fo:margin-bottom="6.009459229600000pt" fo:margin-top="11.990571953400000pt"/>
      <style:text-properties fo:font-family="Liberation Sans" fo:font-size="14.000000000000000pt" style:font-family-generic="swiss" style:font-pitch="variable"/>
    </style:style>
    <style:style style:name="Index" style:display-name="Index" style:family="paragraph">
      <style:paragraph-properties text:line-number="0" text:number-lines="false"/>
    </style:style>
    <style:style style:name="Preformatted_20Text" style:display-name="Preformatted Text" style:family="paragraph">
      <style:paragraph-properties fo:margin-bottom="0.000000000000000pt" fo:margin-top="0.000000000000000pt"/>
      <style:text-properties fo:font-family="Liberation Mono" fo:font-size="10.000000000000000pt" style:font-family-generic="modern" style:font-pitch="fixed"/>
    </style:style>
    <style:style style:name="Caption" style:display-name="Caption" style:family="paragraph">
      <style:paragraph-properties fo:margin-bottom="6.009459229600000pt" fo:margin-top="6.009459229600000pt" text:line-number="0" text:number-lines="false"/>
      <style:text-properties fo:font-size="12.000000000000000pt" fo:font-style="italic"/>
    </style:style>
    <style:style style:name="List" style:display-name="List" style:family="paragraph"/>
    <style:style style:name="Text_20body" style:display-name="Text body" style:family="paragraph">
      <style:paragraph-properties fo:line-height="115%" fo:margin-bottom="7.001586932600000pt" fo:margin-top="0.000000000000000pt"/>
    </style:style>
    <style:style style:name="Heading_201" style:default-outline-level="1" style:display-name="Heading 1" style:family="paragraph" style:next-style-name="Text_20body">
      <style:paragraph-properties fo:margin-bottom="6.009459229600000pt" fo:margin-top="11.990571953400000pt"/>
      <style:text-properties fo:font-size="18.000000000000000pt" fo:font-weight="bold"/>
    </style:style>
    <style:style style:name="Standard" style:display-name="Standard"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outline-style style:name="Outline">
      <text:outline-level-style text:start-value="1" text:display-levels="1" style:num-format="1" text:level="1">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2">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3">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4">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5">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6">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7">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8">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9">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level-style text:start-value="1" text:display-levels="1" style:num-format="1" text:level="10">
        <style:list-level-properties text:list-level-position-and-space-mode="label-alignment" fo:text-align="start">
          <style:list-level-label-alignment text:label-followed-by="listtab" text:list-tab-stop-position="0.00000000000pt" fo:text-indent="0.00000000000pt" fo:margin-left="0.00000000000pt"/>
        </style:list-level-properties>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36.000062366000002pt" fo:padding="0.000000000000000pt" fo:page-height="841.891222259999950pt" fo:page-width="595.304968305800003pt" style:print-orientation="portrait">
        <style:columns fo:column-count="2">
          <style:column fo:start-indent="0.00000000000pt" fo:end-indent="0.00000000000pt" fo:space-before="0.00000000000pt" fo:space-after="0.00000000000pt" style:rel-width="32767*"/>
          <style:column fo:start-indent="0.00000000000pt" fo:end-indent="0.00000000000pt" fo:space-before="0.00000000000pt" fo:space-after="0.00000000000pt" style:rel-width="32768*"/>
        </style:columns>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Desconocido</meta:initial-creator>
    <meta:editing-cycles>18</meta:editing-cycles>
    <dc:date>2024-09-28T16:32:21</dc:date>
    <meta:creation-date>2024-08-17T18:25:24.648525073</meta:creation-date>
    <dc:creator>Washington Indacochea Delgado</dc:creator>
  </office:meta>
</office:document-meta>
</file>